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A0000000E163D2D5D9.png" manifest:media-type="image/png"/>
  <manifest:file-entry manifest:full-path="Pictures/10000000000004EA000001185032B671.png" manifest:media-type="image/png"/>
  <manifest:file-entry manifest:full-path="Pictures/10000000000004DF0000011ACA5CB2D3.png" manifest:media-type="image/png"/>
  <manifest:file-entry manifest:full-path="Pictures/10000000000004E00000010EE8195BE7.png" manifest:media-type="image/png"/>
  <manifest:file-entry manifest:full-path="Pictures/10000000000004E200000111173279E5.png" manifest:media-type="image/png"/>
  <manifest:file-entry manifest:full-path="Pictures/2000000800005C690000251DC3F9A80B.svm" manifest:media-type=""/>
  <manifest:file-entry manifest:full-path="Pictures/10000000000004E6000001165735EAD7.png" manifest:media-type="image/png"/>
  <manifest:file-entry manifest:full-path="Pictures/10000000000004E7000000F1ADA570FA.png" manifest:media-type="image/png"/>
  <manifest:file-entry manifest:full-path="Pictures/10000000000004E90000010FF6A9A68C.png" manifest:media-type="image/png"/>
  <manifest:file-entry manifest:full-path="Pictures/10000000000004E5000000E720CF5742.png" manifest:media-type="image/png"/>
  <manifest:file-entry manifest:full-path="Pictures/10000000000002FF000001739AF0B4C7.png" manifest:media-type="image/png"/>
  <manifest:file-entry manifest:full-path="Pictures/10000201000002AD0000027A7553A484.png" manifest:media-type="image/png"/>
  <manifest:file-entry manifest:full-path="Pictures/2000000800005C690000781F37E26D50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1.065cm"/>
    </style:style>
    <style:style style:name="gr3" style:family="graphic" style:parent-style-name="standard">
      <style:graphic-properties draw:stroke="none" draw:stroke-dash="Dash_20_10" svg:stroke-width="0cm" draw:stroke-linejoin="none" svg:stroke-linecap="butt" draw:fill="solid" draw:fill-color="#b5b5b6" draw:textarea-horizontal-align="center" draw:textarea-vertical-align="middle"/>
    </style:style>
    <style:style style:name="gr4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b5b5b6" draw:textarea-horizontal-align="center" draw:textarea-vertical-align="middle"/>
    </style:style>
    <style:style style:name="gr5" style:family="graphic" style:parent-style-name="standard">
      <style:graphic-properties draw:stroke="none" draw:stroke-dash="Dash_20_10" svg:stroke-width="0cm" svg:stroke-color="#000000" draw:stroke-linejoin="none" svg:stroke-linecap="butt" draw:fill="solid" draw:fill-color="#b5b5b6" draw:textarea-horizontal-align="center" draw:textarea-vertical-align="middle"/>
    </style:style>
    <style:style style:name="gr6" style:family="graphic" style:parent-style-name="standard">
      <style:graphic-properties draw:stroke="solid" draw:stroke-dash="Dash_20_10" svg:stroke-width="0.015cm" svg:stroke-color="#b5b5b6" draw:stroke-linejoin="round" svg:stroke-linecap="butt" draw:fill="solid" draw:fill-color="#b5b5b6" draw:textarea-horizontal-align="center" draw:textarea-vertical-align="middle" fo:padding-top="0.007cm" fo:padding-bottom="0.007cm" fo:padding-left="0.007cm" fo:padding-right="0.007cm"/>
    </style:style>
    <style:style style:name="gr7" style:family="graphic" style:parent-style-name="standard">
      <style:graphic-properties draw:stroke="none" draw:stroke-dash="Dash_20_10" svg:stroke-width="0cm" svg:stroke-color="#b5b5b6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standard">
      <style:graphic-properties svg:stroke-color="#111111" draw:fill="solid" draw:fill-color="#111111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2" style:family="graphic" style:parent-style-name="无划线无填充的对象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draw:stroke="none" draw:fill="solid" draw:fill-color="#000000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 style:writing-mode="lr-tb"/>
      <style:text-properties fo:font-size="26pt" style:font-size-asian="26pt" style:font-size-complex="26pt"/>
    </style:style>
    <style:style style:name="P3" style:family="paragraph">
      <style:paragraph-properties fo:text-align="start" style:writing-mode="lr-tb"/>
      <style:text-properties style:font-name="微软雅黑" fo:font-size="26pt" style:font-name-asian="微软雅黑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style:font-name="宋体" fo:font-size="9pt" style:font-name-asian="宋体" style:font-size-asian="9pt" style:font-size-complex="9pt"/>
    </style:style>
    <style:style style:name="P6" style:family="paragraph">
      <style:text-properties style:font-name="迷你简汉真广标1" style:font-name-asian="迷你简汉真广标1"/>
    </style:style>
    <style:style style:name="P7" style:family="paragraph">
      <style:paragraph-properties fo:margin-top="0.1cm" fo:margin-bottom="0cm"/>
    </style:style>
    <style:style style:name="P8" style:family="paragraph">
      <style:paragraph-properties fo:margin-top="0.1cm" fo:margin-bottom="0cm"/>
      <style:text-properties fo:font-size="10.5pt" style:font-size-asian="10.5pt" style:font-size-complex="10.5pt"/>
    </style:style>
    <style:style style:name="P9" style:family="paragraph">
      <style:paragraph-properties fo:margin-top="0cm" fo:margin-bottom="0.65cm"/>
      <style:text-properties fo:color="#ffffff" fo:font-size="16pt" style:font-size-asian="16pt" style:font-size-complex="16pt"/>
    </style:style>
    <style:style style:name="P10" style:family="paragraph">
      <style:paragraph-properties fo:text-align="start" style:writing-mode="lr-tb"/>
      <style:text-properties style:font-name="微软雅黑" style:font-name-asian="微软雅黑"/>
    </style:style>
    <style:style style:name="T1" style:family="text">
      <style:text-properties fo:color="#000000" fo:font-size="26pt" style:font-size-asian="26pt" style:font-name-complex="Arial1" style:font-size-complex="26pt"/>
    </style:style>
    <style:style style:name="T2" style:family="text">
      <style:text-properties style:font-name="宋体" fo:font-size="9pt" style:font-name-asian="宋体" style:font-size-asian="9pt" style:font-size-complex="9pt"/>
    </style:style>
    <style:style style:name="T3" style:family="text">
      <style:text-properties style:font-name="迷你简汉真广标1" style:font-name-asian="迷你简汉真广标1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fffff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frame draw:style-name="gr1" draw:text-style-name="P1" draw:layer="layout" svg:width="18.999cm" svg:height="24.696cm" svg:x="1.002cm" svg:y="3.1cm">
          <draw:image xlink:href="Pictures/2000000800005C690000781F37E26D50.svm" xlink:type="simple" xlink:show="embed" xlink:actuate="onLoad">
            <text:p/>
          </draw:image>
        </draw:frame>
        <draw:frame draw:style-name="gr2" draw:text-style-name="P3" draw:layer="layout" svg:width="19cm" svg:height="1.315cm" svg:x="1cm" svg:y="1.021cm">
          <draw:text-box>
            <text:p text:style-name="P2"><text:span text:style-name="T1">sound of silence</text:span></text:p>
          </draw:text-box>
        </draw:frame>
        <draw:polygon draw:style-name="gr3" draw:text-style-name="P4" draw:layer="layout" svg:width="3.699cm" svg:height="0cm" svg:x="11.789cm" svg:y="5.959cm" svg:viewBox="0 0 3700 0" draw:points="0,0 3700,0">
          <text:p/>
        </draw:polygon>
        <draw:polygon draw:style-name="gr4" draw:text-style-name="P4" draw:layer="layout" svg:width="3.699cm" svg:height="0cm" svg:x="11.774cm" svg:y="5.601cm" svg:viewBox="0 0 3700 0" draw:points="0,0 3700,0">
          <text:p/>
        </draw:polygon>
        <draw:polygon draw:style-name="gr4" draw:text-style-name="P4" draw:layer="layout" svg:width="3.699cm" svg:height="0cm" svg:x="11.789cm" svg:y="5.229cm" svg:viewBox="0 0 3700 0" draw:points="0,0 3700,0">
          <text:p/>
        </draw:polygon>
        <draw:polygon draw:style-name="gr4" draw:text-style-name="P4" draw:layer="layout" svg:width="3.699cm" svg:height="0cm" svg:x="11.789cm" svg:y="4.842cm" svg:viewBox="0 0 3700 0" draw:points="0,0 3700,0">
          <text:p/>
        </draw:polygon>
        <draw:polygon draw:style-name="gr4" draw:text-style-name="P4" draw:layer="layout" svg:width="3.699cm" svg:height="0cm" svg:x="11.789cm" svg:y="4.424cm" svg:viewBox="0 0 3700 0" draw:points="0,0 3700,0">
          <text:p/>
        </draw:polygon>
        <draw:polygon draw:style-name="gr5" draw:text-style-name="P4" draw:layer="layout" svg:width="2.96cm" svg:height="0cm" svg:x="16.201cm" svg:y="5.959cm" svg:viewBox="0 0 2961 0" draw:points="0,0 2961,0">
          <text:p/>
        </draw:polygon>
        <draw:polygon draw:style-name="gr4" draw:text-style-name="P4" draw:layer="layout" svg:width="2.972cm" svg:height="0cm" svg:x="16.189cm" svg:y="5.601cm" svg:viewBox="0 0 2973 0" draw:points="0,0 2973,0">
          <text:p/>
        </draw:polygon>
        <draw:polygon draw:style-name="gr4" draw:text-style-name="P4" draw:layer="layout" svg:width="2.96cm" svg:height="0cm" svg:x="16.201cm" svg:y="5.229cm" svg:viewBox="0 0 2961 0" draw:points="0,0 2961,0">
          <text:p/>
        </draw:polygon>
        <draw:polygon draw:style-name="gr4" draw:text-style-name="P4" draw:layer="layout" svg:width="2.96cm" svg:height="0cm" svg:x="16.201cm" svg:y="4.842cm" svg:viewBox="0 0 2961 0" draw:points="0,0 2961,0">
          <text:p/>
        </draw:polygon>
        <draw:polygon draw:style-name="gr4" draw:text-style-name="P4" draw:layer="layout" svg:width="2.96cm" svg:height="0cm" svg:x="16.201cm" svg:y="4.424cm" svg:viewBox="0 0 2961 0" draw:points="0,0 2961,0">
          <text:p/>
        </draw:polygon>
        <draw:polygon draw:style-name="gr6" draw:text-style-name="P4" draw:layer="layout" svg:width="0cm" svg:height="0cm" svg:x="19.901cm" svg:y="6.332cm" svg:viewBox="0 0 0 0" draw:points="0,0">
          <text:p/>
        </draw:polygon>
        <draw:polygon draw:style-name="gr6" draw:text-style-name="P4" draw:layer="layout" svg:width="0cm" svg:height="0cm" svg:x="19.901cm" svg:y="4.416cm" svg:viewBox="0 0 0 0" draw:points="0,0">
          <text:p/>
        </draw:polygon>
        <draw:polygon draw:style-name="gr7" draw:text-style-name="P4" draw:layer="layout" svg:width="3.311cm" svg:height="0cm" svg:x="16.033cm" svg:y="6.332cm" svg:viewBox="0 0 3312 0" draw:points="0,0 3312,0">
          <text:p/>
        </draw:polygon>
        <draw:frame draw:style-name="gr8" draw:text-style-name="P5" draw:layer="layout" svg:width="6.568cm" svg:height="0.979cm" svg:x="6.901cm" svg:y="28.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8" draw:text-style-name="P6" draw:layer="layout" svg:width="1.772cm" svg:height="1.521cm" svg:x="1.101cm" svg:y="4.4cm">
          <draw:text-box>
            <text:p><text:span text:style-name="T3">本节</text:span></text:p>
            <text:p><text:span text:style-name="T3">重点</text:span></text:p>
          </draw:text-box>
        </draw:frame>
        <draw:frame draw:style-name="gr8" draw:text-style-name="P8" draw:layer="layout" svg:width="4.631cm" svg:height="1.307cm" svg:x="2.801cm" svg:y="4.5cm">
          <draw:text-box>
            <text:p text:style-name="P7"><text:span text:style-name="T4">●</text:span><text:span text:style-name="T4">准确把握歌曲节拍 </text:span></text:p>
            <text:p text:style-name="P7"><text:span text:style-name="T4">●</text:span><text:span text:style-name="T4">掌握正确的便捷的指法 </text:span></text:p>
          </draw:text-box>
        </draw:frame>
        <draw:line draw:style-name="gr9" draw:text-style-name="P4" draw:layer="layout" svg:x1="1.301cm" svg:y1="7.8cm" svg:x2="19.701cm" svg:y2="7.8cm">
          <text:p/>
        </draw:line>
        <draw:custom-shape draw:style-name="gr10" draw:text-style-name="P4" draw:layer="layout" svg:width="2cm" svg:height="0.7cm" svg:x="1.701cm" svg:y="8.5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2.517cm" svg:height="1.4cm" svg:x="1.584cm" svg:y="8.4cm">
          <draw:text-box>
            <text:p><text:span text:style-name="T5">LEVEL</text:span></text:p>
          </draw:text-box>
        </draw:frame>
        <draw:frame draw:style-name="gr12" draw:text-style-name="P4" draw:layer="layout" svg:width="18.123cm" svg:height="16.774cm" svg:x="1.542cm" svg:y="3.084cm">
          <draw:image xlink:href="Pictures/10000201000002AD0000027A7553A484.png" xlink:type="simple" xlink:show="embed" xlink:actuate="onLoad">
            <text:p/>
          </draw:image>
        </draw:frame>
        <draw:path draw:style-name="gr13" draw:layer="layout" svg:width="0.633cm" svg:height="1.443cm" svg:x="4.1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path draw:style-name="gr13" draw:layer="layout" svg:width="0.633cm" svg:height="1.443cm" svg:x="5.078cm" svg:y="8.152cm" svg:viewBox="0 0 634 1444" svg:d="M246 0c106 0 106 0 106 0 32 32 32 32 32 32-11 198-11 198-11 198-21 0-21 0-21 0 11 342 11 342 11 342 63 10 113 31 144 63 32 43 22 127 0 177-53 144 86 144 118 314 102 417-700 427-619 10 43-169 170-180 106-314-31-60-42-144 11-197 21-22 53-32 92-43 21 208 21 208 21 208 10 11 10 11 10 11 11-229 11-229 11-229 0-342 0-342 0-342-21 0-21 0-21 0-11-198-11-198-11-198 21-32 21-32 21-32zM176 1175c0 54 0 54 0 54 289 0 289 0 289 0 0-54 0-54 0-54-289 0-289 0-289 0zM310 886c-32 0-64 10-85 31-21 22-32 50-32 82 0 31 11 63 32 84s53 32 85 32 63-21 81-42c21-22 35-43 35-74 0-43-14-60-35-82-18-21-49-31-81-31zM363 939c-11-11-32-22-53-22s-42 11-53 32c-11 7-21 28-21 50 0 21 10 42 21 52 11 11 32 22 53 22s42-11 53-22c10-21 21-31 21-52 0-22-11-43-21-60z">
          <text:p/>
        </draw:path>
        <draw:frame draw:style-name="gr1" draw:text-style-name="P4" draw:layer="layout" svg:width="8.2cm" svg:height="3.967cm" svg:x="11.6cm" svg:y="3.348cm">
          <draw:image xlink:href="Pictures/10000000000002FF000001739AF0B4C7.png" xlink:type="simple" xlink:show="embed" xlink:actuate="onLoad">
            <text:p/>
          </draw:image>
        </draw:frame>
        <draw:frame draw:style-name="gr1" draw:text-style-name="P4" draw:layer="layout" svg:width="18.1cm" svg:height="3.335cm" svg:x="1.5cm" svg:y="9.8cm">
          <draw:image xlink:href="Pictures/10000000000004E5000000E720CF5742.png" xlink:type="simple" xlink:show="embed" xlink:actuate="onLoad">
            <text:p/>
          </draw:image>
        </draw:frame>
        <draw:frame draw:style-name="gr1" draw:text-style-name="P4" draw:layer="layout" svg:width="18.093cm" svg:height="3.9cm" svg:x="1.5cm" svg:y="13.4cm">
          <draw:image xlink:href="Pictures/10000000000004E90000010FF6A9A68C.png" xlink:type="simple" xlink:show="embed" xlink:actuate="onLoad">
            <text:p/>
          </draw:image>
        </draw:frame>
        <draw:frame draw:style-name="gr1" draw:text-style-name="P4" draw:layer="layout" svg:width="17.965cm" svg:height="3.981cm" svg:x="1.535cm" svg:y="17.775cm">
          <draw:image xlink:href="Pictures/10000000000004E6000001165735EAD7.png" xlink:type="simple" xlink:show="embed" xlink:actuate="onLoad">
            <text:p/>
          </draw:image>
        </draw:frame>
        <draw:frame draw:style-name="gr1" draw:text-style-name="P4" draw:layer="layout" svg:width="18.099cm" svg:height="3.474cm" svg:x="1.401cm" svg:y="22.8cm">
          <draw:image xlink:href="Pictures/10000000000004E7000000F1ADA570FA.png" xlink:type="simple" xlink:show="embed" xlink:actuate="onLoad">
            <text:p/>
          </draw:image>
        </draw:frame>
      </draw:page>
      <draw:page draw:name="page2" draw:style-name="dp1" draw:master-page-name="默认">
        <draw:frame draw:style-name="gr1" draw:text-style-name="P4" draw:layer="layout" svg:width="18.999cm" svg:height="25.2cm" svg:x="1.002cm" svg:y="2.7cm">
          <draw:image xlink:href="Pictures/2000000800005C690000251DC3F9A80B.svm" xlink:type="simple" xlink:show="embed" xlink:actuate="onLoad">
            <text:p/>
          </draw:image>
        </draw:frame>
        <draw:frame draw:style-name="gr8" draw:text-style-name="P5" draw:layer="layout" svg:width="6.568cm" svg:height="0.979cm" svg:x="6.9cm" svg:y="28.101cm">
          <draw:text-box>
            <text:p text:style-name="P4"><text:span text:style-name="T2">Copyright </text:span><text:span text:style-name="T2">大象吉他俱乐部 </text:span><text:span text:style-name="T2">400 666 3475</text:span></text:p>
            <text:p text:style-name="P4"><text:span text:style-name="T2"><text:a xlink:href="http://www.daxiangs.com/" xlink:type="simple">www.daxiangs.com</text:a></text:span></text:p>
          </draw:text-box>
        </draw:frame>
        <draw:frame draw:style-name="gr2" draw:text-style-name="P10" draw:layer="layout" svg:width="19cm" svg:height="1.315cm" svg:x="1cm" svg:y="1.022cm">
          <draw:text-box>
            <text:p text:style-name="P2"><text:span text:style-name="T1">sound of silence</text:span></text:p>
          </draw:text-box>
        </draw:frame>
        <draw:frame draw:style-name="gr1" draw:text-style-name="P4" draw:layer="layout" svg:width="18.099cm" svg:height="3.914cm" svg:x="1.5cm" svg:y="2.786cm">
          <draw:image xlink:href="Pictures/10000000000004E00000010EE8195BE7.png" xlink:type="simple" xlink:show="embed" xlink:actuate="onLoad">
            <text:p/>
          </draw:image>
        </draw:frame>
        <draw:frame draw:style-name="gr1" draw:text-style-name="P4" draw:layer="layout" svg:width="18.165cm" svg:height="3.966cm" svg:x="1.435cm" svg:y="7.445cm">
          <draw:image xlink:href="Pictures/10000000000004E200000111173279E5.png" xlink:type="simple" xlink:show="embed" xlink:actuate="onLoad">
            <text:p/>
          </draw:image>
        </draw:frame>
        <draw:frame draw:style-name="gr1" draw:text-style-name="P4" draw:layer="layout" svg:width="18.136cm" svg:height="4.1cm" svg:x="1.401cm" svg:y="11.9cm">
          <draw:image xlink:href="Pictures/10000000000004DF0000011ACA5CB2D3.png" xlink:type="simple" xlink:show="embed" xlink:actuate="onLoad">
            <text:p/>
          </draw:image>
        </draw:frame>
        <draw:frame draw:style-name="gr1" draw:text-style-name="P4" draw:layer="layout" svg:width="18.299cm" svg:height="4.071cm" svg:x="1.301cm" svg:y="16.5cm">
          <draw:image xlink:href="Pictures/10000000000004EA000001185032B671.png" xlink:type="simple" xlink:show="embed" xlink:actuate="onLoad">
            <text:p/>
          </draw:image>
        </draw:frame>
        <draw:frame draw:style-name="gr1" draw:text-style-name="P4" draw:layer="layout" svg:width="10.55cm" svg:height="3.532cm" svg:x="1.35cm" svg:y="21.3cm">
          <draw:image xlink:href="Pictures/10000000000002A0000000E163D2D5D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迷你简汉真广标1" svg:font-family="迷你简汉真广标" style:font-family-generic="modern" style:font-pitch="fixed"/>
    <style:font-face style:name="Arial" svg:font-family="Arial" style:font-pitch="variable"/>
    <style:font-face style:name="Liberation Sans2" svg:font-family="'Liberation Sans'" style:font-pitch="variable"/>
    <style:font-face style:name="Lucida Sans1" svg:font-family="'Lucida Sans'" style:font-pitch="variable"/>
    <style:font-face style:name="宋体" svg:font-family="宋体" style:font-pitch="variable"/>
    <style:font-face style:name="宋体3" svg:font-family="宋体, SimSun" style:font-pitch="variable"/>
    <style:font-face style:name="微软雅黑2" svg:font-family="微软雅黑" style:font-pitch="variable"/>
    <style:font-face style:name="Liberation Sans3" svg:font-family="'Liberation Sans'" style:font-family-generic="modern" style:font-pitch="variable"/>
    <style:font-face style:name="微软雅黑3" svg:font-family="微软雅黑" style:font-family-generic="modern" style:font-pitch="variable"/>
    <style:font-face style:name="迷你简汉真广标" svg:font-family="迷你简汉真广标" style:font-family-generic="moder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2" svg:font-family="'Lucida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软雅黑" svg:font-family="微软雅黑" style:font-family-generic="swiss" style:font-pitch="variable"/>
    <style:font-face style:name="Calibri2" svg:font-family="Calibri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  <style:font-face style:name="宋体2" svg:font-family="宋体, SimSun" style:font-family-generic="system" style:font-pitch="variable"/>
    <style:font-face style:name="微软雅黑1" svg:font-family="微软雅黑" style:font-family-generic="system" style:font-pitch="variable"/>
  </office:font-face-decls>
  <office:styles>
    <draw:marker draw:name="Arrow" svg:viewBox="0 0 20 30" svg:d="M10 0l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宋体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1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划线无填充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justify" fo:text-indent="0cm" style:text-autospace="ideograph-alpha"/>
      <style:text-properties style:font-name="Calibri1" fo:font-family="Calibri" style:font-family-generic="swiss" style:font-pitch="variable" fo:font-size="10.5pt" fo:language="en" fo:country="US" style:letter-kerning="true" style:font-name-asian="宋体3" style:font-family-asian="宋体, SimSun" style:font-pitch-asian="variable" style:font-size-asian="10.5pt" style:language-asian="zh" style:country-asian="CN" style:font-name-complex="Calibri1" style:font-family-complex="Calibri" style:font-family-generic-complex="swiss" style:font-pitch-complex="variable" style:font-size-complex="10.5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14:50.015000000</meta:creation-date>
    <dc:date>2015-12-29T16:04:43.640000000</dc:date>
    <meta:editing-duration>PT2H5M24S</meta:editing-duration>
    <meta:editing-cycles>23</meta:editing-cycles>
    <meta:generator>捷速PDF编辑器/1.0.0.0$Windows_x86 LibreOffice_project/100$Build-0</meta:generator>
    <meta:document-statistic meta:object-count="37"/>
  </office:meta>
</office:document-meta>
</file>